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Heading_20_1" style:master-page-name="First_20_Page">
      <style:paragraph-properties style:page-number="auto"/>
    </style:style>
    <style:style style:name="P13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4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5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 style:master-page-name="First_20_Page">
      <style:paragraph-properties style:page-number="auto"/>
    </style:style>
    <style:style style:name="P18" style:family="paragraph" style:parent-style-name="Standard" style:list-style-name="L1"/>
    <style:style style:name="P19" style:family="paragraph" style:parent-style-name="Standard" style:list-style-name="L2"/>
    <style:style style:name="P20" style:family="paragraph" style:parent-style-name="Standard" style:list-style-name="L3"/>
    <style:style style:name="P21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P22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position="super 58%"/>
    </style:style>
    <style:style style:name="T7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1359267824" text:id="ct1359267824">
          <text:insertion>
            <office:change-info>
              <dc:creator>Bob Jacobsen</dc:creator>
              <dc:date>2010-10-08T22:11:00</dc:date>
            </office:change-info>
          </text:insertion>
        </text:changed-region>
        <text:changed-region xml:id="ct1359267920" text:id="ct1359267920">
          <text:deletion>
            <office:change-info>
              <dc:creator>Bob Jacobsen</dc:creator>
              <dc:date>2010-10-08T22:11:00</dc:date>
            </office:change-info>
            <text:p text:style-name="P1">Title</text:p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1344298798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  <text:changed-region xml:id="ct1359268016" text:id="ct1359268016">
          <text:insertion>
            <office:change-info>
              <dc:creator>Bob Jacobsen</dc:creator>
              <dc:date>2010-10-08T22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text:change-start text:change-id="ct1359267824"/>Introduction (Informative)</text:h>
      <text:p text:style-name="Standard">This specification describes ...</text:p>
      <text:h text:style-name="Heading_20_1" text:outline-level="1">Intended Use (Informative)</text:h>
      <text:p text:style-name="Standard">Reliable byte-stream link, e.g. a TCP/IP connection.</text:p>
      <text:h text:style-name="Heading_20_1" text:outline-level="1">References and Context (Normative)</text:h>
      <text:p text:style-name="Standard">This specification is in the context of the OpenLCB-CAN … Specification, which specifies …</text:p>
      <text:p text:style-name="Standard">For more information on format and presentation, see: </text:p>
      <text:list xml:id="list1595050366" text:style-name="L2">
        <text:list-item>
          <text:p text:style-name="P19">OpenLCB Common Information Technical Note</text:p>
        </text:list-item>
      </text:list>
      <text:h text:style-name="Heading_20_1" text:outline-level="1">Message Form (Normative)</text:h>
      <text:p text:style-name="Standard">Individual messages are preceded by a preamble that contains: </text:p>
      <text:list xml:id="list466254681" text:style-name="L3">
        <text:list-item>
          <text:p text:style-name="P20">Flags - 16 bit quantity, the most-significant bits are reserved. The least significant bit indicates whether the remaining message is a common OpenLCB message or some other message. The 2<text:span text:style-name="T6">nd</text:span> bit is a chaining bit, indicating that another header is contained within this one.</text:p>
        </text:list-item>
        <text:list-item>
          <text:p text:style-name="P20">Originating gateway Node ID – the Node ID of the gateway that send/forwarded this message onto the point-to-point or multicast link. May or may not be the original source of the message.</text:p>
        </text:list-item>
        <text:list-item>
          <text:p text:style-name="P20">Message capture time at originating gateway - a 32-bit (64-bit?) number of monotonic milliseconds (microseconds?) since (before) the connection was created; no time synchronization with other nodes implied; could have been a sequence number </text:p>
        </text:list-item>
        <text:list-item>
          <text:p text:style-name="P20">Number of bytes in rest of message, a 16-bit quantity.</text:p>
        </text:list-item>
      </text:list>
      <text:p text:style-name="Standard"/>
      <text:p text:style-name="Standard"/>
      <text:p text:style-name="Standard"/>
      <text:p text:style-name="Standard"/>
      <text:p text:style-name="P1"><text:change-end text:change-id="ct1359267824"/><text:change text:change-id="ct1359267920"/><text:change-start text:change-id="ct1359268016"/>Below this is just a collection of pieces from other docs right now.<text:change-end text:change-id="ct1359268016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Title<text:tab/>1</text:p>
          <text:p text:style-name="P11">Section Title<text:tab/>2</text:p>
          <text:p text:style-name="P11">Section Title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1359179600" text:id="ct1359179600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xml:id="ct1359179824" text:id="ct1359179824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2" draw:name="PowerPlusWaterMarkObject3" draw:style-name="Mgr1" draw:text-style-name="MP3" svg:width="6.5461in" svg:height="2.6185in" draw:transform="skewX (-6.73624118882306E-017) rotate (0.7853981633973) translate (0.222222222222222in 6.263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1359179600"/><text:change-start text:change-id="ct1359179824"/>OpenLCB-TCP Segment Transfer Standard<text:change-end text:change-id="ct1359179824"/></text:p>
      </style:header>
      <style:footer>
        <text:tracked-changes>
          <text:changed-region xml:id="ct1359178848" text:id="ct1359178848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xml:id="ct1228650544" text:id="ct1228650544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xml:id="ct1228649872" text:id="ct1228649872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1359178848"/><text:change-start text:change-id="ct1228650544"/><text:span text:style-name="MT2">Copyright 2010, by J. Day, D. Harris, B. Jacobsen, and A. Shepherd</text:span><text:change-end text:change-id="ct1228650544"/><text:change text:change-id="ct1228649872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1-07-23T20:05:49">7/23/2011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1359196704" text:id="ct1359196704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xml:id="ct1359197424" text:id="ct1359197424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xml:id="ct1359197056" text:id="ct1359197056">
            <text:insertion>
              <office:change-info>
                <dc:creator>Bob Jacobsen</dc:creator>
                <dc:date>2010-10-08T22:11:00</dc:date>
              </office:change-info>
            </text:insertion>
          </text:changed-region>
          <text:changed-region xml:id="ct1323769760" text:id="ct1323769760">
            <text:deletion>
              <office:change-info>
                <dc:creator>Bob Jacobsen</dc:creator>
                <dc:date>2010-10-08T22:11:00</dc:date>
              </office:change-info>
              <text:p text:style-name="MP7">(title)</text:p>
            </text:deletion>
          </text:changed-region>
          <text:changed-region xml:id="ct1323408864" text:id="ct1323408864">
            <text:insertion>
              <office:change-info>
                <dc:creator>Bob Jacobsen</dc:creator>
                <dc:date>2010-10-08T22:11:00</dc:date>
              </office:change-info>
            </text:insertion>
          </text:changed-region>
          <text:changed-region xml:id="ct1323770112" text:id="ct1323770112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xml:id="ct1323772048" text:id="ct1323772048">
            <text:insertion>
              <office:change-info>
                <dc:creator>Bob Jacobsen</dc:creator>
                <dc:date>2010-10-14T08:41:00</dc:date>
              </office:change-info>
            </text:insertion>
          </text:changed-region>
          <text:changed-region xml:id="ct1323772144" text:id="ct1323772144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xml:id="ct1323772240" text:id="ct1323772240">
            <text:insertion>
              <office:change-info>
                <dc:creator>Bob Jacobsen</dc:creator>
                <dc:date>2010-10-10T12:13:00</dc:date>
              </office:change-info>
            </text:insertion>
          </text:changed-region>
        </text:tracked-changes>
        <text:p text:style-name="MP5"><draw:custom-shape text:anchor-type="char" draw:z-index="1" draw:name="PowerPlusWaterMarkObject1" draw:style-name="Mgr1" draw:text-style-name="MP3" svg:width="6.5461in" svg:height="2.6185in" draw:transform="skewX (-6.73624118882306E-017) rotate (0.7853981633973) translate (0.00972222222222222in 5.21108923884515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4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359196704"/><text:change-start text:change-id="ct1359197424"/>OpenLCB St<text:change-end text:change-id="ct1359197424"/><text:change-start text:change-id="ct1359197056"/>andard<text:change-end text:change-id="ct1359197056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323769760"/><text:change-start text:change-id="ct1323408864"/>OpenLCB-TCP Segment Transfer<text:change-end text:change-id="ct1323408864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1323770112"/><text:change-start text:change-id="ct1323772048"/><text:date style:data-style-name="N75" text:date-value="2011-07-23T20:05:49">Jul 23, 2011</text:date><text:change-end text:change-id="ct1323772048"/></text:p>
            </table:table-cell>
            <table:table-cell table:style-name="Table1.C1" office:value-type="string">
              <text:p text:style-name="MP7"><text:change text:change-id="ct1323772144"/><text:change-start text:change-id="ct1323772240"/>Preliminary<text:change-end text:change-id="ct1323772240"/></text:p>
            </table:table-cell>
          </table:table-row>
        </table:table>
        <text:p text:style-name="Header"/>
      </style:header>
      <style:footer>
        <text:tracked-changes>
          <text:changed-region xml:id="ct684060128" text:id="ct684060128">
            <text:deletion>
              <office:change-info>
                <dc:creator>Bob Jacobsen</dc:creator>
                <dc:date>2011-07-23T20:05:00</dc:date>
              </office:change-info>
              <text:p text:style-name="MP8"><text:span text:style-name="MT5">Copyright 20</text:span></text:p>
            </text:deletion>
          </text:changed-region>
          <text:changed-region xml:id="ct1228798368" text:id="ct1228798368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xml:id="ct1288586928" text:id="ct1288586928">
            <text:deletion>
              <office:change-info>
                <dc:creator>Bob Jacobsen</dc:creator>
                <dc:date>2011-07-23T20:05:00</dc:date>
              </office:change-info>
              <text:p text:style-name="MP8"><text:span text:style-name="MT5">, by J. Day, D. Harris, B. Jacobsen, </text:span></text:p>
            </text:deletion>
          </text:changed-region>
          <text:changed-region xml:id="ct1359197776" text:id="ct1359197776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  <text:changed-region xml:id="ct1323531792" text:id="ct1323531792">
            <text:deletion>
              <office:change-info>
                <dc:creator>Bob Jacobsen</dc:creator>
                <dc:date>2011-07-23T20:05:00</dc:date>
              </office:change-info>
              <text:p text:style-name="MP8"><text:span text:style-name="MT5">and A. Shepherd</text:span></text:p>
            </text:deletion>
          </text:changed-region>
          <text:changed-region xml:id="ct946997664" text:id="ct946997664">
            <text:insertion>
              <office:change-info>
                <dc:creator>Bob Jacobsen</dc:creator>
                <dc:date>2011-07-23T20:05:00</dc:date>
              </office:change-info>
            </text:insertion>
          </text:changed-region>
        </text:tracked-changes>
        <text:p text:style-name="MP8"><text:change text:change-id="ct684060128"/><text:change text:change-id="ct1228798368"/><text:change text:change-id="ct1288586928"/><text:change text:change-id="ct1359197776"/><text:change text:change-id="ct1323531792"/><text:change-start text:change-id="ct946997664"/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946997664"/><text:span text:style-name="MT5"><text:tab/></text:span><text:span text:style-name="MT6">Page </text:span><text:span text:style-name="Page_20_Number"><text:span text:style-name="MT6"><text:page-number text:select-page="current">2</text:page-number></text:span></text:span><text:span text:style-name="Page_20_Number"><text:span text:style-name="MT6"> of </text:span></text:span><text:span text:style-name="Page_20_Number"><text:span text:style-name="MT6"><text:page-count style:num-format="1">2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1-07-23T20:05:49">7/23/2011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-TCP Segment Transfer Standard</dc:title>
    <meta:initial-creator>Alex Shepherd</meta:initial-creator>
    <meta:creation-date>2009-01-22T07:11:27</meta:creation-date>
    <meta:editing-cycles>63</meta:editing-cycles>
    <meta:editing-duration>PT11H54M54S</meta:editing-duration>
    <meta:generator>OpenOffice.org/3.3$Unix OpenOffice.org_project/330m20$Build-9567</meta:generator>
    <dc:date>2011-07-23T20:05:48</dc:date>
    <dc:creator>Bob Jacobsen</dc:creator>
    <meta:document-statistic meta:table-count="1" meta:image-count="1" meta:object-count="0" meta:page-count="2" meta:paragraph-count="46" meta:word-count="393" meta:character-count="2525"/>
    <meta:user-defined meta:name="Info 1"/>
    <meta:user-defined meta:name="Info 2"/>
    <meta:user-defined meta:name="Info 3"/>
    <meta:user-defined meta:name="Info 4"/>
  </office:meta>
</office:document-meta>
</file>